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2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(ms)" table:style-name="ta1">
        <table:shapes>
          <draw:frame draw:z-index="0" draw:style-name="gr1" draw:text-style-name="P1" svg:width="16.008cm" svg:height="9.005cm" svg:x="27.096cm" svg:y="12.884cm">
            <draw:object draw:notify-on-update-of-ranges="'time (ms)'.A32:'time (ms)'.A34 'time (ms)'.B31:'time (ms)'.B31 'time (ms)'.B32:'time (ms)'.B34 'time (ms)'.C31:'time (ms)'.C31 'time (ms)'.C32:'time (ms)'.C34 'time (ms)'.D31:'time (ms)'.D31 'time (ms)'.D32:'time (ms)'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5cm" svg:x="10.663cm" svg:y="13.07cm">
            <draw:object draw:notify-on-update-of-ranges="'time (ms)'.A37:'time (ms)'.A39 'time (ms)'.B36:'time (ms)'.B36 'time (ms)'.B37:'time (ms)'.B39 'time (ms)'.C36:'time (ms)'.C36 'time (ms)'.C37:'time (ms)'.C39 'time (ms)'.D36:'time (ms)'.D36 'time (ms)'.D37:'time (ms)'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ndroid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92" calcext:value-type="float">
            <text:p>892</text:p>
          </table:table-cell>
          <table:table-cell table:formula="of:=SUM([.B2:.D2])" office:value-type="float" office:value="1102" calcext:value-type="float">
            <text:p>11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019" calcext:value-type="float">
            <text:p>1019</text:p>
          </table:table-cell>
          <table:table-cell table:formula="of:=SUM([.H2:.J2])" office:value-type="float" office:value="1323" calcext:value-type="float">
            <text:p>13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table:formula="of:=SUM([.N2:.P2])"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14" calcext:value-type="float">
            <text:p>914</text:p>
          </table:table-cell>
          <table:table-cell table:formula="of:=SUM([.B3:.D3])" office:value-type="float" office:value="1129" calcext:value-type="float">
            <text:p>11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926" calcext:value-type="float">
            <text:p>926</text:p>
          </table:table-cell>
          <table:table-cell table:formula="of:=SUM([.H3:.J3])" office:value-type="float" office:value="1187" calcext:value-type="float">
            <text:p>11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591" calcext:value-type="float">
            <text:p>591</text:p>
          </table:table-cell>
          <table:table-cell table:formula="of:=SUM([.N3:.P3])"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95" calcext:value-type="float">
            <text:p>995</text:p>
          </table:table-cell>
          <table:table-cell table:formula="of:=SUM([.B4:.D4])" office:value-type="float" office:value="1225" calcext:value-type="float">
            <text:p>12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903" calcext:value-type="float">
            <text:p>903</text:p>
          </table:table-cell>
          <table:table-cell table:formula="of:=SUM([.H4:.J4])" office:value-type="float" office:value="1154" calcext:value-type="float">
            <text:p>11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557" calcext:value-type="float">
            <text:p>557</text:p>
          </table:table-cell>
          <table:table-cell table:formula="of:=SUM([.N4:.P4])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83" calcext:value-type="float">
            <text:p>983</text:p>
          </table:table-cell>
          <table:table-cell table:formula="of:=SUM([.B5:.D5])" office:value-type="float" office:value="1215" calcext:value-type="float">
            <text:p>1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892" calcext:value-type="float">
            <text:p>892</text:p>
          </table:table-cell>
          <table:table-cell table:formula="of:=SUM([.H5:.J5])" office:value-type="float" office:value="1127" calcext:value-type="float">
            <text:p>11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569" calcext:value-type="float">
            <text:p>569</text:p>
          </table:table-cell>
          <table:table-cell table:formula="of:=SUM([.N5:.P5])"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45" calcext:value-type="float">
            <text:p>945</text:p>
          </table:table-cell>
          <table:table-cell table:formula="of:=SUM([.B6:.D6])" office:value-type="float" office:value="1178" calcext:value-type="float">
            <text:p>117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931" calcext:value-type="float">
            <text:p>931</text:p>
          </table:table-cell>
          <table:table-cell table:formula="of:=SUM([.H6:.J6])" office:value-type="float" office:value="1179" calcext:value-type="float">
            <text:p>1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table:formula="of:=SUM([.N6:.P6])"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2" calcext:value-type="float">
            <text:p>982</text:p>
          </table:table-cell>
          <table:table-cell table:formula="of:=SUM([.B7:.D7])" office:value-type="float" office:value="1224" calcext:value-type="float">
            <text:p>12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917" calcext:value-type="float">
            <text:p>917</text:p>
          </table:table-cell>
          <table:table-cell table:formula="of:=SUM([.H7:.J7])" office:value-type="float" office:value="1161" calcext:value-type="float">
            <text:p>11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table:formula="of:=SUM([.N7:.P7])"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43" calcext:value-type="float">
            <text:p>943</text:p>
          </table:table-cell>
          <table:table-cell table:formula="of:=SUM([.B8:.D8])" office:value-type="float" office:value="1170" calcext:value-type="float">
            <text:p>117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902" calcext:value-type="float">
            <text:p>902</text:p>
          </table:table-cell>
          <table:table-cell table:formula="of:=SUM([.H8:.J8])" office:value-type="float" office:value="1133" calcext:value-type="float">
            <text:p>11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formula="of:=SUM([.N8:.P8])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18" calcext:value-type="float">
            <text:p>918</text:p>
          </table:table-cell>
          <table:table-cell table:formula="of:=SUM([.B9:.D9])" office:value-type="float" office:value="1146" calcext:value-type="float">
            <text:p>11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929" calcext:value-type="float">
            <text:p>929</text:p>
          </table:table-cell>
          <table:table-cell table:formula="of:=SUM([.H9:.J9])" office:value-type="float" office:value="1162" calcext:value-type="float">
            <text:p>11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78" calcext:value-type="float">
            <text:p>578</text:p>
          </table:table-cell>
          <table:table-cell table:formula="of:=SUM([.N9:.P9])"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formula="of:=SUM([.B10:.D10])" office:value-type="float" office:value="1234" calcext:value-type="float">
            <text:p>12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937" calcext:value-type="float">
            <text:p>937</text:p>
          </table:table-cell>
          <table:table-cell table:formula="of:=SUM([.H10:.J10])" office:value-type="float" office:value="1195" calcext:value-type="float">
            <text:p>11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table:formula="of:=SUM([.N10:.P10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19" calcext:value-type="float">
            <text:p>919</text:p>
          </table:table-cell>
          <table:table-cell table:formula="of:=SUM([.B11:.D11])" office:value-type="float" office:value="1167" calcext:value-type="float">
            <text:p>116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07" calcext:value-type="float">
            <text:p>907</text:p>
          </table:table-cell>
          <table:table-cell table:formula="of:=SUM([.H11:.J11])" office:value-type="float" office:value="1142" calcext:value-type="float">
            <text:p>11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8" calcext:value-type="float">
            <text:p>548</text:p>
          </table:table-cell>
          <table:table-cell table:formula="of:=SUM([.N11:.P11])"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30" calcext:value-type="float">
            <text:p>1030</text:p>
          </table:table-cell>
          <table:table-cell table:formula="of:=SUM([.B12:.D12])" office:value-type="float" office:value="1261" calcext:value-type="float">
            <text:p>126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 table:formula="of:=SUM([.H12:.J12])" office:value-type="float" office:value="1193" calcext:value-type="float">
            <text:p>119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formula="of:=SUM([.N12:.P12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68" calcext:value-type="float">
            <text:p>968</text:p>
          </table:table-cell>
          <table:table-cell table:formula="of:=SUM([.B13:.D13])" office:value-type="float" office:value="1197" calcext:value-type="float">
            <text:p>11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884" calcext:value-type="float">
            <text:p>884</text:p>
          </table:table-cell>
          <table:table-cell table:formula="of:=SUM([.H13:.J13])" office:value-type="float" office:value="1131" calcext:value-type="float">
            <text:p>11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table:formula="of:=SUM([.N13:.P13])" office:value-type="float" office:value="786" calcext:value-type="float">
            <text:p>78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os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17" calcext:value-type="float">
            <text:p>1017</text:p>
          </table:table-cell>
          <table:table-cell table:formula="of:=SUM([.B17:.D17])" office:value-type="float" office:value="1373" calcext:value-type="float">
            <text:p>137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56" calcext:value-type="float">
            <text:p>356</text:p>
          </table:table-cell>
          <table:table-cell office:value-type="float" office:value="1140" calcext:value-type="float">
            <text:p>1140</text:p>
          </table:table-cell>
          <table:table-cell table:formula="of:=SUM([.H17:.J17])" office:value-type="float" office:value="1659" calcext:value-type="float">
            <text:p>1659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table:formula="of:=SUM([.N17:.P17])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table:formula="of:=SUM([.B18:.D18])" office:value-type="float" office:value="1362" calcext:value-type="float">
            <text:p>136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159" calcext:value-type="float">
            <text:p>1159</text:p>
          </table:table-cell>
          <table:table-cell table:formula="of:=SUM([.H18:.J18])" office:value-type="float" office:value="1640" calcext:value-type="float">
            <text:p>164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773" calcext:value-type="float">
            <text:p>773</text:p>
          </table:table-cell>
          <table:table-cell table:formula="of:=SUM([.N18:.P18])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51" calcext:value-type="float">
            <text:p>1051</text:p>
          </table:table-cell>
          <table:table-cell table:formula="of:=SUM([.B19:.D19])" office:value-type="float" office:value="1414" calcext:value-type="float">
            <text:p>141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 office:value-type="float" office:value="1118" calcext:value-type="float">
            <text:p>1118</text:p>
          </table:table-cell>
          <table:table-cell table:formula="of:=SUM([.H19:.J19])" office:value-type="float" office:value="1627" calcext:value-type="float">
            <text:p>16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table:formula="of:=SUM([.N19:.P19])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54" calcext:value-type="float">
            <text:p>1054</text:p>
          </table:table-cell>
          <table:table-cell table:formula="of:=SUM([.B20:.D20])" office:value-type="float" office:value="1418" calcext:value-type="float">
            <text:p>141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212" calcext:value-type="float">
            <text:p>1212</text:p>
          </table:table-cell>
          <table:table-cell table:formula="of:=SUM([.H20:.J20])" office:value-type="float" office:value="1784" calcext:value-type="float">
            <text:p>178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  <table:table-cell table:formula="of:=SUM([.N20:.P20])"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088" calcext:value-type="float">
            <text:p>1088</text:p>
          </table:table-cell>
          <table:table-cell table:formula="of:=SUM([.B21:.D21])" office:value-type="float" office:value="1362" calcext:value-type="float">
            <text:p>136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1101" calcext:value-type="float">
            <text:p>1101</text:p>
          </table:table-cell>
          <table:table-cell table:formula="of:=SUM([.H21:.J21])" office:value-type="float" office:value="1593" calcext:value-type="float">
            <text:p>1593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  <table:table-cell table:formula="of:=SUM([.N21:.P21])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5" calcext:value-type="float">
            <text:p>1025</text:p>
          </table:table-cell>
          <table:table-cell table:formula="of:=SUM([.B22:.D22])" office:value-type="float" office:value="1363" calcext:value-type="float">
            <text:p>136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25" calcext:value-type="float">
            <text:p>325</text:p>
          </table:table-cell>
          <table:table-cell office:value-type="float" office:value="1047" calcext:value-type="float">
            <text:p>1047</text:p>
          </table:table-cell>
          <table:table-cell table:formula="of:=SUM([.H22:.J22])" office:value-type="float" office:value="1513" calcext:value-type="float">
            <text:p>151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784" calcext:value-type="float">
            <text:p>784</text:p>
          </table:table-cell>
          <table:table-cell table:formula="of:=SUM([.N22:.P22])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77" calcext:value-type="float">
            <text:p>1077</text:p>
          </table:table-cell>
          <table:table-cell table:formula="of:=SUM([.B23:.D23])" office:value-type="float" office:value="1452" calcext:value-type="float">
            <text:p>145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1109" calcext:value-type="float">
            <text:p>1109</text:p>
          </table:table-cell>
          <table:table-cell table:formula="of:=SUM([.H23:.J23])" office:value-type="float" office:value="1581" calcext:value-type="float">
            <text:p>158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738" calcext:value-type="float">
            <text:p>738</text:p>
          </table:table-cell>
          <table:table-cell table:formula="of:=SUM([.N23:.P23])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84" calcext:value-type="float">
            <text:p>1084</text:p>
          </table:table-cell>
          <table:table-cell table:formula="of:=SUM([.B24:.D24])" office:value-type="float" office:value="1466" calcext:value-type="float">
            <text:p>146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1064" calcext:value-type="float">
            <text:p>1064</text:p>
          </table:table-cell>
          <table:table-cell table:formula="of:=SUM([.H24:.J24])" office:value-type="float" office:value="1502" calcext:value-type="float">
            <text:p>150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table:formula="of:=SUM([.N24:.P24])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29" calcext:value-type="float">
            <text:p>1029</text:p>
          </table:table-cell>
          <table:table-cell table:formula="of:=SUM([.B25:.D25])" office:value-type="float" office:value="1349" calcext:value-type="float">
            <text:p>134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22" calcext:value-type="float">
            <text:p>322</text:p>
          </table:table-cell>
          <table:table-cell office:value-type="float" office:value="1048" calcext:value-type="float">
            <text:p>1048</text:p>
          </table:table-cell>
          <table:table-cell table:formula="of:=SUM([.H25:.J25])" office:value-type="float" office:value="1497" calcext:value-type="float">
            <text:p>149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0" calcext:value-type="float">
            <text:p>290</text:p>
          </table:table-cell>
          <table:table-cell office:value-type="float" office:value="788" calcext:value-type="float">
            <text:p>788</text:p>
          </table:table-cell>
          <table:table-cell table:formula="of:=SUM([.N25:.P25])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22" calcext:value-type="float">
            <text:p>1022</text:p>
          </table:table-cell>
          <table:table-cell table:formula="of:=SUM([.B26:.D26])" office:value-type="float" office:value="1326" calcext:value-type="float">
            <text:p>132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table:formula="of:=SUM([.H26:.J26])" office:value-type="float" office:value="1547" calcext:value-type="float">
            <text:p>154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table:formula="of:=SUM([.N26:.P26])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39" calcext:value-type="float">
            <text:p>1039</text:p>
          </table:table-cell>
          <table:table-cell table:formula="of:=SUM([.B27:.D27])" office:value-type="float" office:value="1385" calcext:value-type="float">
            <text:p>13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1077" calcext:value-type="float">
            <text:p>1077</text:p>
          </table:table-cell>
          <table:table-cell table:formula="of:=SUM([.H27:.J27])" office:value-type="float" office:value="1532" calcext:value-type="float">
            <text:p>15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748" calcext:value-type="float">
            <text:p>748</text:p>
          </table:table-cell>
          <table:table-cell table:formula="of:=SUM([.N27:.P27])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  <table:table-cell table:formula="of:=SUM([.B28:.D28])" office:value-type="float" office:value="1496" calcext:value-type="float">
            <text:p>149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121" calcext:value-type="float">
            <text:p>1121</text:p>
          </table:table-cell>
          <table:table-cell table:formula="of:=SUM([.H28:.J28])" office:value-type="float" office:value="1623" calcext:value-type="float">
            <text:p>162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table:formula="of:=SUM([.N28:.P28])" office:value-type="float" office:value="1236" calcext:value-type="float">
            <text:p>123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ar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formula="of:=AVERAGE([.C2:.C13])" office:value-type="float" office:value="231.25" calcext:value-type="float">
            <text:p>231,25</text:p>
          </table:table-cell>
          <table:table-cell table:formula="of:=AVERAGE([.D2:.D13])" office:value-type="float" office:value="956.083333333333" calcext:value-type="float">
            <text:p>956,083333333333</text:p>
          </table:table-cell>
          <table:table-cell table:formula="of:=AVERAGE([.B2:.B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formula="of:=AVERAGE([.I2:.I13])" office:value-type="float" office:value="229.083333333333" calcext:value-type="float">
            <text:p>229,083333333333</text:p>
          </table:table-cell>
          <table:table-cell table:formula="of:=AVERAGE([.J2:.J13])" office:value-type="float" office:value="923.416666666667" calcext:value-type="float">
            <text:p>923,416666666667</text:p>
          </table:table-cell>
          <table:table-cell table:formula="of:=AVERAGE([.H2:.H13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formula="of:=AVERAGE([.O2:.O13])" office:value-type="float" office:value="157.666666666667" calcext:value-type="float">
            <text:p>157,666666666667</text:p>
          </table:table-cell>
          <table:table-cell table:formula="of:=AVERAGE([.P2:.P13])" office:value-type="float" office:value="583.916666666667" calcext:value-type="float">
            <text:p>583,916666666667</text:p>
          </table:table-cell>
          <table:table-cell table:formula="of:=AVERAGE([.N2:.N13])" office:value-type="float" office:value="14.25" calcext:value-type="float">
            <text:p>14,2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ar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formula="of:=AVERAGE([.C17:.C28])" office:value-type="float" office:value="343.25" calcext:value-type="float">
            <text:p>343,25</text:p>
          </table:table-cell>
          <table:table-cell table:formula="of:=AVERAGE([.D17:.D28])" office:value-type="float" office:value="1053.91666666667" calcext:value-type="float">
            <text:p>1053,91666666667</text:p>
          </table:table-cell>
          <table:table-cell table:formula="of:=AVERAGE([.B17:.B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formula="of:=AVERAGE([.I17:.I28])" office:value-type="float" office:value="341.25" calcext:value-type="float">
            <text:p>341,25</text:p>
          </table:table-cell>
          <table:table-cell table:formula="of:=AVERAGE([.J17:.J28])" office:value-type="float" office:value="1108" calcext:value-type="float">
            <text:p>1108</text:p>
          </table:table-cell>
          <table:table-cell table:formula="of:=AVERAGE([.H17:.H28])" office:value-type="float" office:value="142.25" calcext:value-type="float">
            <text:p>142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formula="of:=AVERAGE([.O17:.O28])" office:value-type="float" office:value="300.833333333333" calcext:value-type="float">
            <text:p>300,833333333333</text:p>
          </table:table-cell>
          <table:table-cell table:formula="of:=AVERAGE([.P17:.P28])" office:value-type="float" office:value="775.5" calcext:value-type="float">
            <text:p>775,5</text:p>
          </table:table-cell>
          <table:table-cell table:formula="of:=AVERAGE([.N17:.N28])" office:value-type="float" office:value="209.083333333333" calcext:value-type="float">
            <text:p>209,083333333333</text:p>
          </table:table-cell>
          <table:table-cell table:number-columns-repeated="13"/>
        </table:table-row>
      </table:table>
      <table:table table:name="java_heapdump_size (bytes)" table:style-name="ta1">
        <table:shapes>
          <draw:frame draw:z-index="0" draw:style-name="gr1" draw:text-style-name="P1" svg:width="15.997cm" svg:height="9.005cm" svg:x="11.451cm" svg:y="0.239cm">
            <draw:object draw:notify-on-update-of-ranges="'java_heapdump_size (bytes)'.A16:'java_heapdump_size (bytes)'.A16 'java_heapdump_size (bytes)'.A17:'java_heapdump_size (bytes)'.A19 'java_heapdump_size (bytes)'.B16:'java_heapdump_size (bytes)'.B16 'java_heapdump_size (bytes)'.B17:'java_heapdump_size (bytes)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d 9.2.2</text:p>
          </table:table-cell>
          <table:table-cell office:value-type="string" calcext:value-type="string">
            <text:p>Prefetch 9.2.2</text:p>
          </table:table-cell>
          <table:table-cell office:value-type="string" calcext:value-type="string">
            <text:p>Prefetch 8.2.1</text:p>
          </table:table-cell>
          <table:table-cell table:number-columns-repeated="5"/>
        </table:table-row>
        <table:table-row table:style-name="ro1">
          <table:table-cell office:value-type="float" office:value="21098125" calcext:value-type="float">
            <text:p>21098125</text:p>
          </table:table-cell>
          <table:table-cell office:value-type="float" office:value="20887349" calcext:value-type="float">
            <text:p>20887349</text:p>
          </table:table-cell>
          <table:table-cell office:value-type="float" office:value="22816422" calcext:value-type="float">
            <text:p>22816422</text:p>
          </table:table-cell>
          <table:table-cell table:number-columns-repeated="5"/>
        </table:table-row>
        <table:table-row table:style-name="ro1">
          <table:table-cell office:value-type="float" office:value="20924213" calcext:value-type="float">
            <text:p>20924213</text:p>
          </table:table-cell>
          <table:table-cell office:value-type="float" office:value="20788838" calcext:value-type="float">
            <text:p>20788838</text:p>
          </table:table-cell>
          <table:table-cell office:value-type="float" office:value="22814826" calcext:value-type="float">
            <text:p>22814826</text:p>
          </table:table-cell>
          <table:table-cell table:number-columns-repeated="5"/>
        </table:table-row>
        <table:table-row table:style-name="ro1">
          <table:table-cell office:value-type="float" office:value="20924630" calcext:value-type="float">
            <text:p>20924630</text:p>
          </table:table-cell>
          <table:table-cell office:value-type="float" office:value="20789034" calcext:value-type="float">
            <text:p>20789034</text:p>
          </table:table-cell>
          <table:table-cell office:value-type="float" office:value="22816181" calcext:value-type="float">
            <text:p>22816181</text:p>
          </table:table-cell>
          <table:table-cell table:number-columns-repeated="5"/>
        </table:table-row>
        <table:table-row table:style-name="ro1">
          <table:table-cell office:value-type="float" office:value="20923422" calcext:value-type="float">
            <text:p>20923422</text:p>
          </table:table-cell>
          <table:table-cell office:value-type="float" office:value="20789033" calcext:value-type="float">
            <text:p>20789033</text:p>
          </table:table-cell>
          <table:table-cell office:value-type="float" office:value="22815363" calcext:value-type="float">
            <text:p>22815363</text:p>
          </table:table-cell>
          <table:table-cell table:number-columns-repeated="5"/>
        </table:table-row>
        <table:table-row table:style-name="ro1">
          <table:table-cell office:value-type="float" office:value="21012780" calcext:value-type="float">
            <text:p>21012780</text:p>
          </table:table-cell>
          <table:table-cell office:value-type="float" office:value="20788972" calcext:value-type="float">
            <text:p>20788972</text:p>
          </table:table-cell>
          <table:table-cell office:value-type="float" office:value="22815905" calcext:value-type="float">
            <text:p>22815905</text:p>
          </table:table-cell>
          <table:table-cell table:number-columns-repeated="5"/>
        </table:table-row>
        <table:table-row table:style-name="ro1">
          <table:table-cell office:value-type="float" office:value="20923899" calcext:value-type="float">
            <text:p>20923899</text:p>
          </table:table-cell>
          <table:table-cell office:value-type="float" office:value="20788138" calcext:value-type="float">
            <text:p>20788138</text:p>
          </table:table-cell>
          <table:table-cell office:value-type="float" office:value="22816990" calcext:value-type="float">
            <text:p>22816990</text:p>
          </table:table-cell>
          <table:table-cell table:number-columns-repeated="5"/>
        </table:table-row>
        <table:table-row table:style-name="ro1">
          <table:table-cell office:value-type="float" office:value="20922430" calcext:value-type="float">
            <text:p>20922430</text:p>
          </table:table-cell>
          <table:table-cell office:value-type="float" office:value="20791945" calcext:value-type="float">
            <text:p>20791945</text:p>
          </table:table-cell>
          <table:table-cell office:value-type="float" office:value="22816477" calcext:value-type="float">
            <text:p>22816477</text:p>
          </table:table-cell>
          <table:table-cell table:number-columns-repeated="5"/>
        </table:table-row>
        <table:table-row table:style-name="ro1">
          <table:table-cell office:value-type="float" office:value="21008234" calcext:value-type="float">
            <text:p>21008234</text:p>
          </table:table-cell>
          <table:table-cell office:value-type="float" office:value="20789266" calcext:value-type="float">
            <text:p>20789266</text:p>
          </table:table-cell>
          <table:table-cell office:value-type="float" office:value="22816387" calcext:value-type="float">
            <text:p>22816387</text:p>
          </table:table-cell>
          <table:table-cell table:number-columns-repeated="5"/>
        </table:table-row>
        <table:table-row table:style-name="ro1">
          <table:table-cell office:value-type="float" office:value="20921464" calcext:value-type="float">
            <text:p>20921464</text:p>
          </table:table-cell>
          <table:table-cell office:value-type="float" office:value="20788783" calcext:value-type="float">
            <text:p>20788783</text:p>
          </table:table-cell>
          <table:table-cell office:value-type="float" office:value="22815370" calcext:value-type="float">
            <text:p>22815370</text:p>
          </table:table-cell>
          <table:table-cell table:number-columns-repeated="5"/>
        </table:table-row>
        <table:table-row table:style-name="ro1">
          <table:table-cell office:value-type="float" office:value="20921737" calcext:value-type="float">
            <text:p>20921737</text:p>
          </table:table-cell>
          <table:table-cell office:value-type="float" office:value="20788730" calcext:value-type="float">
            <text:p>20788730</text:p>
          </table:table-cell>
          <table:table-cell office:value-type="float" office:value="22817138" calcext:value-type="float">
            <text:p>22817138</text:p>
          </table:table-cell>
          <table:table-cell table:number-columns-repeated="5"/>
        </table:table-row>
        <table:table-row table:style-name="ro1">
          <table:table-cell office:value-type="float" office:value="20921205" calcext:value-type="float">
            <text:p>20921205</text:p>
          </table:table-cell>
          <table:table-cell office:value-type="float" office:value="20789246" calcext:value-type="float">
            <text:p>20789246</text:p>
          </table:table-cell>
          <table:table-cell office:value-type="float" office:value="22815899" calcext:value-type="float">
            <text:p>22815899</text:p>
          </table:table-cell>
          <table:table-cell table:number-columns-repeated="5"/>
        </table:table-row>
        <table:table-row table:style-name="ro1">
          <table:table-cell office:value-type="float" office:value="21010059" calcext:value-type="float">
            <text:p>21010059</text:p>
          </table:table-cell>
          <table:table-cell office:value-type="float" office:value="20886067" calcext:value-type="float">
            <text:p>20886067</text:p>
          </table:table-cell>
          <table:table-cell office:value-type="float" office:value="22816120" calcext:value-type="float">
            <text:p>2281612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eapdump size (K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B3:.B14])/1024" office:value-type="float" office:value="20310.5514914773" calcext:value-type="float">
            <text:p>20310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B2:.B13])/1024" office:value-type="float" office:value="20317.8223470052" calcext:value-type="float">
            <text:p>20317,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B4:.B15])/1024" office:value-type="float" office:value="20311.4466796875" calcext:value-type="float">
            <text:p>20311,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22:25:13.1217545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9:21:35.873216232</meta:creation-date>
    <dc:date>2020-11-19T22:38:25.937405963</dc:date>
    <meta:editing-duration>PT4M47S</meta:editing-duration>
    <meta:editing-cycles>2</meta:editing-cycles>
    <meta:generator>LibreOffice/6.4.2.2$Linux_X86_64 LibreOffice_project/40$Build-2</meta:generator>
    <meta:document-statistic meta:table-count="2" meta:cell-count="3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title svg:x="7.141cm" svg:y="0.316cm" chart:style-name="ch2">
          <text:p>Android</text:p>
        </chart:title>
        <chart:legend chart:legend-position="end" svg:x="14.248cm" svg:y="3.698cm" style:legend-expansion="high" chart:style-name="ch3"/>
        <chart:plot-area chart:style-name="ch4" table:cell-range-address="'time (ms)'.A31:'time (ms)'.D34" chart:data-source-has-labels="both" svg:x="0.32cm" svg:y="1.275cm" svg:width="13.608cm" svg:height="7.551cm">
          <chartooo:coordinate-region svg:x="1.376cm" svg:y="1.477cm" svg:width="12.552cm" svg:height="6.697cm"/>
          <chart:axis chart:dimension="x" chart:name="primary-x" chart:style-name="ch5" chartooo:axis-type="auto">
            <chartooo:date-scale/>
            <chart:categories table:cell-range-address="'time (ms)'.A32:'time (ms)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ime (ms)'.B32:'time (ms)'.B34" chart:label-cell-address="'time (ms)'.B31:'time (ms)'.B31" chart:class="chart:bar">
            <chart:data-point chart:repeated="3"/>
          </chart:series>
          <chart:series chart:style-name="ch9" chart:values-cell-range-address="'time (ms)'.C32:'time (ms)'.C34" chart:label-cell-address="'time (ms)'.C31:'time (ms)'.C31" chart:class="chart:bar">
            <chart:data-point chart:repeated="3"/>
          </chart:series>
          <chart:series chart:style-name="ch10" chart:values-cell-range-address="'time (ms)'.D32:'time (ms)'.D34" chart:label-cell-address="'time (ms)'.D31:'time (ms)'.D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'time (ms)'.B31:'time (ms)'.B31</svg:desc>
                </draw:g>
              </table:table-cell>
              <table:table-cell office:value-type="string">
                <text:p>layout</text:p>
                <draw:g>
                  <svg:desc>'time (ms)'.C31:'time (ms)'.C31</svg:desc>
                </draw:g>
              </table:table-cell>
              <table:table-cell office:value-type="string">
                <text:p>parse</text:p>
                <draw:g>
                  <svg:desc>'time (ms)'.D31:'time (ms)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named 9.2.2</text:p>
                <draw:g>
                  <svg:desc>'time (ms)'.A32:'time (ms)'.A34</svg:desc>
                </draw:g>
              </table:table-cell>
              <table:table-cell office:value-type="float" office:value="231.25">
                <text:p>231.25</text:p>
                <draw:g>
                  <svg:desc>'time (ms)'.B32:'time (ms)'.B34</svg:desc>
                </draw:g>
              </table:table-cell>
              <table:table-cell office:value-type="float" office:value="956.083333333333">
                <text:p>956.083333333333</text:p>
                <draw:g>
                  <svg:desc>'time (ms)'.C32:'time (ms)'.C34</svg:desc>
                </draw:g>
              </table:table-cell>
              <table:table-cell office:value-type="float" office:value="0">
                <text:p>0</text:p>
                <draw:g>
                  <svg:desc>'time (ms)'.D32:'time (ms)'.D3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29.083333333333">
                <text:p>229.083333333333</text:p>
              </table:table-cell>
              <table:table-cell office:value-type="float" office:value="923.416666666667">
                <text:p>923.41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83.916666666667">
                <text:p>583.916666666667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7.544cm" svg:y="0.316cm" chart:style-name="ch2">
          <text:p>iOS</text:p>
        </chart:title>
        <chart:legend chart:legend-position="end" svg:x="14.247cm" svg:y="3.698cm" style:legend-expansion="high" chart:style-name="ch3"/>
        <chart:plot-area chart:style-name="ch4" table:cell-range-address="'time (ms)'.A36:'time (ms)'.D39" chart:data-source-has-labels="both" svg:x="0.32cm" svg:y="1.275cm" svg:width="13.607cm" svg:height="7.551cm">
          <chartooo:coordinate-region svg:x="1.376cm" svg:y="1.477cm" svg:width="12.551cm" svg:height="6.697cm"/>
          <chart:axis chart:dimension="x" chart:name="primary-x" chart:style-name="ch5" chartooo:axis-type="auto">
            <chartooo:date-scale/>
            <chart:categories table:cell-range-address="'time (ms)'.A37:'time (ms)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ime (ms)'.B37:'time (ms)'.B39" chart:label-cell-address="'time (ms)'.B36:'time (ms)'.B36" chart:class="chart:bar">
            <chart:data-point chart:repeated="3"/>
          </chart:series>
          <chart:series chart:style-name="ch9" chart:values-cell-range-address="'time (ms)'.C37:'time (ms)'.C39" chart:label-cell-address="'time (ms)'.C36:'time (ms)'.C36" chart:class="chart:bar">
            <chart:data-point chart:repeated="3"/>
          </chart:series>
          <chart:series chart:style-name="ch10" chart:values-cell-range-address="'time (ms)'.D37:'time (ms)'.D39" chart:label-cell-address="'time (ms)'.D36:'time (ms)'.D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'time (ms)'.B36:'time (ms)'.B36</svg:desc>
                </draw:g>
              </table:table-cell>
              <table:table-cell office:value-type="string">
                <text:p>layout</text:p>
                <draw:g>
                  <svg:desc>'time (ms)'.C36:'time (ms)'.C36</svg:desc>
                </draw:g>
              </table:table-cell>
              <table:table-cell office:value-type="string">
                <text:p>parse</text:p>
                <draw:g>
                  <svg:desc>'time (ms)'.D36:'time (ms)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named 9.2.2</text:p>
                <draw:g>
                  <svg:desc>'time (ms)'.A37:'time (ms)'.A39</svg:desc>
                </draw:g>
              </table:table-cell>
              <table:table-cell office:value-type="float" office:value="343.25">
                <text:p>343.25</text:p>
                <draw:g>
                  <svg:desc>'time (ms)'.B37:'time (ms)'.B39</svg:desc>
                </draw:g>
              </table:table-cell>
              <table:table-cell office:value-type="float" office:value="1053.91666666667">
                <text:p>1053.91666666667</text:p>
                <draw:g>
                  <svg:desc>'time (ms)'.C37:'time (ms)'.C39</svg:desc>
                </draw:g>
              </table:table-cell>
              <table:table-cell office:value-type="float" office:value="0">
                <text:p>0</text:p>
                <draw:g>
                  <svg:desc>'time (ms)'.D37:'time (ms)'.D3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341.25">
                <text:p>341.25</text:p>
              </table:table-cell>
              <table:table-cell office:value-type="float" office:value="1108">
                <text:p>110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300.833333333333">
                <text:p>300.833333333333</text:p>
              </table:table-cell>
              <table:table-cell office:value-type="float" office:value="775.5">
                <text:p>775.5</text:p>
              </table:table-cell>
              <table:table-cell office:value-type="float" office:value="209.083333333333">
                <text:p>209.0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376cm" svg:y="0.316cm" chart:style-name="ch2">
          <text:p>Android (java heapdump)</text:p>
        </chart:title>
        <chart:legend chart:legend-position="end" svg:x="11.949cm" svg:y="4.201cm" style:legend-expansion="high" chart:style-name="ch3"/>
        <chart:plot-area chart:style-name="ch4" table:cell-range-address="'java_heapdump_size (bytes)'.A16:'java_heapdump_size (bytes)'.B19" chart:data-source-has-labels="both" svg:x="0.319cm" svg:y="1.275cm" svg:width="11.311cm" svg:height="7.551cm">
          <chartooo:coordinate-region svg:x="2.079cm" svg:y="1.275cm" svg:width="9.551cm" svg:height="4.751cm"/>
          <chart:axis chart:dimension="x" chart:name="primary-x" chart:style-name="ch5" chartooo:axis-type="auto">
            <chartooo:date-scale/>
            <chart:categories table:cell-range-address="'java_heapdump_size (bytes)'.A17:'java_heapdump_size (bytes)'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java_heapdump_size (bytes)'.B17:'java_heapdump_size (bytes)'.B19" chart:label-cell-address="'java_heapdump_size (bytes)'.B16:'java_heapdump_size (bytes)'.B1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dump size (KB)</text:p>
                <draw:g>
                  <svg:desc>'java_heapdump_size (bytes)'.B16:'java_heapdump_size (bytes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named 9.2.2</text:p>
                <draw:g>
                  <svg:desc>'java_heapdump_size (bytes)'.A17:'java_heapdump_size (bytes)'.A19</svg:desc>
                </draw:g>
              </table:table-cell>
              <table:table-cell office:value-type="float" office:value="20310.5514914773">
                <text:p>20310.5514914773</text:p>
                <draw:g>
                  <svg:desc>'java_heapdump_size (bytes)'.B17:'java_heapdump_size (bytes)'.B1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0317.8223470052">
                <text:p>20317.8223470052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20311.4466796875">
                <text:p>20311.446679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